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2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4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4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2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3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2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2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2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2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.00.0000</text:date>, <text:time style:data-style-name="N2" text:time-value="15:51:37.98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1-22T15:52:14.472000000</dc:date>
    <meta:editing-duration>PT2H41M40S</meta:editing-duration>
    <meta:editing-cycles>50</meta:editing-cycles>
    <meta:generator>LibreOffice/5.2.3.3$Windows_x86 LibreOffice_project/d54a8868f08a7b39642414cf2c8ef2f228f780cf</meta:generator>
    <meta:document-statistic meta:table-count="4" meta:cell-count="382" meta:object-count="0"/>
  </office:meta>
</office:document-meta>
</file>